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652000001E21B4AA6ED.png"/>
  <manifest:file-entry manifest:media-type="image/png" manifest:full-path="Pictures/10000201000000A8000000B045ACF7AC.png"/>
  <manifest:file-entry manifest:media-type="image/png" manifest:full-path="Pictures/10000201000000B9000000BA2733808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B3000000AC8D051D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7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6.486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90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ff8080" draw:textarea-vertical-align="top" fo:padding-top="0.3cm"/>
    </style:style>
    <style:style style:name="gr14" style:family="graphic" style:parent-style-name="standard">
      <style:graphic-properties draw:fill="solid" draw:fill-color="#ffd320" draw:textarea-vertical-align="top" fo:padding-top="0.3cm"/>
    </style:style>
    <style:style style:name="gr15" style:family="graphic" style:parent-style-name="standard">
      <style:graphic-properties draw:fill="solid" draw:fill-color="#ffff99" draw:textarea-vertical-align="middle"/>
    </style:style>
    <style:style style:name="gr16" style:family="graphic" style:parent-style-name="standard">
      <style:graphic-properties draw:fill="solid" draw:fill-color="#ccffcc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 fo:font-style="italic" style:font-style-asian="italic" style:font-style-complex="italic"/>
    </style:style>
    <style:style style:name="P4" style:family="paragraph">
      <style:text-properties fo:font-size="18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color="#666666" fo:font-size="18pt" fo:font-weight="bold" style:font-weight-asian="bold" style:font-weight-complex="bold"/>
    </style:style>
    <style:style style:name="P9" style:family="paragraph">
      <style:text-properties fo:color="#ff3333" fo:font-style="italic" style:font-style-asian="italic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666666" fo:font-size="18pt" fo:font-weight="bold" style:font-weight-asian="bold" style:font-weight-complex="bold"/>
    </style:style>
    <style:style style:name="T7" style:family="text">
      <style:text-properties fo:color="#ff3333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draw:layer="layout" svg:width="5.737cm" svg:height="3.024cm" svg:x="5.787cm" svg:y="8.322cm">
          <text:p text:style-name="P1"><text:span text:style-name="T1">Web-</text:span></text:p>
          <text:p text:style-name="P1"><text:span text:style-name="T1">Application</text:span></text:p>
        </draw:rect>
        <draw:rect draw:style-name="gr2" draw:text-style-name="P2" draw:layer="layout" svg:width="5.719cm" svg:height="3.024cm" svg:x="13.988cm" svg:y="8.322cm">
          <text:p text:style-name="P1"><text:span text:style-name="T1">Account-</text:span></text:p>
          <text:p text:style-name="P1"><text:span text:style-name="T1">Microservice</text:span></text:p>
        </draw:rect>
        <draw:custom-shape draw:style-name="gr3" draw:text-style-name="P3" draw:layer="layout" svg:width="3.433cm" svg:height="4.504cm" svg:x="22.482cm" svg:y="7.582cm">
          <text:p text:style-name="P1"><text:span text:style-name="T2">Accounts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2" draw:layer="layout" svg:width="7.371cm" svg:height="3.024cm" svg:x="9.927cm" svg:y="2.527cm">
          <text:p text:style-name="P1"><text:span text:style-name="T1">Registration-</text:span></text:p>
          <text:p text:style-name="P1"><text:span text:style-name="T1">Server (Eureka)</text:span></text:p>
        </draw:rect>
        <draw:line draw:style-name="gr5" draw:text-style-name="P1" draw:layer="layout" svg:x1="8.699cm" svg:y1="8.308cm" svg:x2="13.612cm" svg:y2="5.551cm">
          <text:p/>
        </draw:line>
        <draw:line draw:style-name="gr5" draw:text-style-name="P1" draw:layer="layout" svg:x1="17.031cm" svg:y1="8.308cm" svg:x2="13.612cm" svg:y2="5.552cm">
          <text:p/>
        </draw:line>
        <draw:line draw:style-name="gr5" draw:text-style-name="P1" draw:layer="layout" svg:x1="11.524cm" svg:y1="9.834cm" svg:x2="14.053cm" svg:y2="9.834cm">
          <text:p/>
        </draw:line>
        <draw:line draw:style-name="gr5" draw:text-style-name="P1" draw:layer="layout" svg:x1="19.687cm" svg:y1="9.834cm" svg:x2="22.482cm" svg:y2="9.834cm">
          <text:p/>
        </draw:line>
        <draw:frame draw:style-name="gr6" draw:text-style-name="P4" draw:layer="layout" svg:width="7.276cm" svg:height="1.673cm" svg:x="15.901cm" svg:y="6.028cm">
          <draw:text-box>
            <text:p><text:span text:style-name="T3">Registers as</text:span></text:p>
            <text:p><text:span text:style-name="T3"><text:s text:c="2"/>“</text:span><text:span text:style-name="T4">account-microservice</text:span><text:span text:style-name="T3">”</text:span></text:p>
          </draw:text-box>
        </draw:frame>
        <draw:frame draw:style-name="gr7" draw:text-style-name="P6" draw:layer="layout" svg:width="6.986cm" svg:height="1.673cm" svg:x="5.827cm" svg:y="6.028cm">
          <draw:text-box>
            <text:p text:style-name="P5"><text:span text:style-name="T3">Looks for</text:span></text:p>
            <text:p text:style-name="P5"><text:span text:style-name="T3">“</text:span><text:span text:style-name="T4">account-microservice</text:span><text:span text:style-name="T3">”</text:span></text:p>
          </draw:text-box>
        </draw:frame>
        <draw:frame draw:style-name="gr8" draw:text-style-name="P4" draw:layer="layout" svg:width="6.31cm" svg:height="1.038cm" svg:x="11.21cm" svg:y="12.335cm">
          <draw:text-box>
            <text:p><text:span text:style-name="T5">RESTful Requests</text:span></text:p>
          </draw:text-box>
        </draw:frame>
        <draw:line draw:style-name="gr9" draw:text-style-name="P1" draw:layer="layout" svg:x1="13.574cm" svg:y1="12.335cm" svg:x2="12.912cm" svg:y2="10.111cm">
          <text:p/>
        </draw:line>
        <draw:frame draw:style-name="gr10" draw:text-style-name="P2" draw:layer="layout" svg:width="3.402cm" svg:height="1.038cm" svg:x="19.518cm" svg:y="12.335cm">
          <draw:text-box>
            <text:p text:style-name="P1"><text:span text:style-name="T5">JPA/SQL</text:span></text:p>
          </draw:text-box>
        </draw:frame>
        <draw:line draw:style-name="gr9" draw:text-style-name="P1" draw:layer="layout" svg:x1="21.374cm" svg:y1="12.335cm" svg:x2="20.712cm" svg:y2="10.111cm">
          <text:p/>
        </draw:line>
        <draw:frame draw:style-name="gr11" draw:text-style-name="P1" draw:layer="layout" svg:width="1.875cm" svg:height="1.801cm" svg:x="1.521cm" svg:y="2.845cm">
          <draw:image xlink:href="Pictures/10000201000000B3000000AC8D051D9A.png" xlink:type="simple" xlink:show="embed" xlink:actuate="onLoad">
            <text:p/>
          </draw:image>
        </draw:frame>
        <draw:frame draw:style-name="gr11" draw:text-style-name="P1" draw:layer="layout" svg:width="2cm" svg:height="1.811cm" svg:x="1.458cm" svg:y="5.363cm">
          <draw:image xlink:href="Pictures/10000201000000BF000000AD36B91699.png" xlink:type="simple" xlink:show="embed" xlink:actuate="onLoad">
            <text:p/>
          </draw:image>
        </draw:frame>
        <draw:frame draw:style-name="gr11" draw:text-style-name="P1" draw:layer="layout" svg:width="1.843cm" svg:height="1.759cm" svg:x="1.537cm" svg:y="7.892cm">
          <draw:image xlink:href="Pictures/10000201000000B0000000A8BFA05964.png" xlink:type="simple" xlink:show="embed" xlink:actuate="onLoad">
            <text:p/>
          </draw:image>
        </draw:frame>
        <draw:frame draw:style-name="gr11" draw:text-style-name="P1" draw:layer="layout" svg:width="2cm" svg:height="2.012cm" svg:x="1.458cm" svg:y="10.367cm">
          <draw:image xlink:href="Pictures/10000201000000B9000000BA2733808C.png" xlink:type="simple" xlink:show="embed" xlink:actuate="onLoad">
            <text:p/>
          </draw:image>
        </draw:frame>
        <draw:frame draw:style-name="gr11" draw:text-style-name="P1" draw:layer="layout" svg:width="1.816cm" svg:height="1.904cm" svg:x="1.55cm" svg:y="13.097cm">
          <draw:image xlink:href="Pictures/10000201000000A8000000B045ACF7AC.png" xlink:type="simple" xlink:show="embed" xlink:actuate="onLoad">
            <text:p/>
          </draw:image>
        </draw:frame>
        <draw:line draw:style-name="gr9" draw:text-style-name="P1" draw:layer="layout" svg:x1="3.408cm" svg:y1="4.177cm" svg:x2="5.785cm" svg:y2="9.57cm">
          <text:p/>
        </draw:line>
        <draw:line draw:style-name="gr9" draw:text-style-name="P1" draw:layer="layout" svg:x1="3.495cm" svg:y1="6.65cm" svg:x2="5.787cm" svg:y2="9.571cm">
          <text:p/>
        </draw:line>
        <draw:line draw:style-name="gr9" draw:text-style-name="P1" draw:layer="layout" svg:x1="3.408cm" svg:y1="8.84cm" svg:x2="5.787cm" svg:y2="9.572cm">
          <text:p/>
        </draw:line>
        <draw:line draw:style-name="gr9" draw:text-style-name="P1" draw:layer="layout" svg:x1="3.495cm" svg:y1="11.03cm" svg:x2="5.787cm" svg:y2="9.572cm">
          <text:p/>
        </draw:line>
        <draw:line draw:style-name="gr9" draw:text-style-name="P1" draw:layer="layout" svg:x1="3.366cm" svg:y1="13.463cm" svg:x2="5.787cm" svg:y2="9.57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3" draw:text-style-name="P2" draw:layer="layout" svg:width="7.971cm" svg:height="7.813cm" svg:x="1.844cm" svg:y="1.953cm">
          <text:p text:style-name="P1"><text:span text:style-name="T1">WebApplication</text:span></text:p>
        </draw:rect>
        <draw:rect draw:style-name="gr14" draw:text-style-name="P2" draw:layer="layout" svg:width="8.248cm" svg:height="7.762cm" svg:x="11.089cm" svg:y="2.004cm">
          <text:p text:style-name="P1"><text:span text:style-name="T1">AccountMicroservice</text:span></text:p>
        </draw:rect>
        <draw:custom-shape draw:style-name="gr3" draw:text-style-name="P3" draw:layer="layout" svg:width="3.433cm" svg:height="4.504cm" svg:x="22.183cm" svg:y="3.633cm">
          <text:p text:style-name="P1"><text:span text:style-name="T2">Accounts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19.388cm" svg:y1="5.885cm" svg:x2="22.183cm" svg:y2="5.885cm">
          <text:p/>
        </draw:line>
        <draw:frame draw:style-name="gr10" draw:text-style-name="P2" draw:layer="layout" svg:width="3.402cm" svg:height="1.038cm" svg:x="19.219cm" svg:y="8.435cm">
          <draw:text-box>
            <text:p text:style-name="P1"><text:span text:style-name="T5">SQL</text:span></text:p>
          </draw:text-box>
        </draw:frame>
        <draw:line draw:style-name="gr9" draw:text-style-name="P1" draw:layer="layout" svg:x1="21.075cm" svg:y1="8.435cm" svg:x2="20.413cm" svg:y2="6.211cm">
          <text:p/>
        </draw:line>
        <draw:rect draw:style-name="gr15" draw:text-style-name="P1" draw:layer="layout" svg:width="6.199cm" svg:height="1.834cm" svg:x="2.752cm" svg:y="3.832cm">
          <text:p text:style-name="P1">Account<text:line-break/>Controller</text:p>
        </draw:rect>
        <draw:rect draw:style-name="gr16" draw:text-style-name="P1" draw:layer="layout" svg:width="6.199cm" svg:height="2.075cm" svg:x="2.753cm" svg:y="6.078cm">
          <text:p text:style-name="P1">Remote Account</text:p>
          <text:p text:style-name="P1">Manager</text:p>
        </draw:rect>
        <draw:rect draw:style-name="gr15" draw:text-style-name="P1" xml:id="id2" draw:id="id2" draw:layer="layout" svg:width="6.199cm" svg:height="1.834cm" svg:x="12.068cm" svg:y="3.832cm">
          <text:p text:style-name="P1">Account Microservice<text:line-break/>Controller</text:p>
        </draw:rect>
        <draw:rect draw:style-name="gr16" draw:text-style-name="P1" draw:layer="layout" svg:width="6.199cm" svg:height="2.075cm" svg:x="12.069cm" svg:y="6.078cm">
          <text:p text:style-name="P1">JPA Account</text:p>
          <text:p text:style-name="P1">Manager</text:p>
        </draw:rect>
        <draw:rect draw:style-name="gr17" draw:text-style-name="P1" xml:id="id1" draw:id="id1" draw:layer="layout" svg:width="4.871cm" svg:height="1.076cm" svg:x="3.348cm" svg:y="7.885cm">
          <text:p text:style-name="P1">RestTemplate</text:p>
        </draw:rect>
        <draw:rect draw:style-name="gr17" draw:text-style-name="P1" draw:layer="layout" svg:width="4.871cm" svg:height="1.076cm" svg:x="12.712cm" svg:y="7.885cm">
          <text:p text:style-name="P1">EntityManager</text:p>
        </draw:rect>
        <draw:connector draw:style-name="gr18" draw:text-style-name="P1" draw:layer="layout" draw:type="curve" svg:x1="8.219cm" svg:y1="8.423cm" svg:x2="12.068cm" svg:y2="4.749cm" draw:start-shape="id1" draw:start-glue-point="1" draw:end-shape="id2" draw:end-glue-point="3" svg:d="M8219 8423c2887 0 963-3674 3849-3674">
          <text:p/>
        </draw:connector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" draw:text-style-name="P3" draw:layer="layout" svg:width="3.433cm" svg:height="3.971cm" svg:x="1.901cm" svg:y="11.72cm">
          <text:p text:style-name="P1"><text:span text:style-name="T2">Accounts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3.433cm" svg:height="3.971cm" svg:x="8.813cm" svg:y="11.721cm">
          <text:p text:style-name="P1"><text:span text:style-name="T2">Products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3.433cm" svg:height="3.971cm" svg:x="15.726cm" svg:y="11.722cm">
          <text:p text:style-name="P1"><text:span text:style-name="T2">Cart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" draw:text-style-name="P2" draw:layer="layout" svg:width="26.324cm" svg:height="2.497cm" svg:x="0.876cm" svg:y="4.656cm">
          <text:p text:style-name="P1"><text:span text:style-name="T1">Online Shopping Service</text:span></text:p>
        </draw:rect>
        <draw:custom-shape draw:style-name="gr3" draw:text-style-name="P3" draw:layer="layout" svg:width="3.433cm" svg:height="3.971cm" svg:x="22.636cm" svg:y="11.723cm">
          <text:p text:style-name="P1"><text:span text:style-name="T2">Order</text:span></text:p>
          <text:p text:style-name="P1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3.617cm" svg:y1="7.153cm" svg:x2="3.617cm" svg:y2="8.105cm">
          <text:p/>
        </draw:line>
        <draw:line draw:style-name="gr5" draw:text-style-name="P1" draw:layer="layout" svg:x1="10.529cm" svg:y1="7.153cm" svg:x2="10.529cm" svg:y2="8.105cm">
          <text:p/>
        </draw:line>
        <draw:line draw:style-name="gr5" draw:text-style-name="P1" draw:layer="layout" svg:x1="17.442cm" svg:y1="7.153cm" svg:x2="17.442cm" svg:y2="8.105cm">
          <text:p/>
        </draw:line>
        <draw:line draw:style-name="gr5" draw:text-style-name="P1" draw:layer="layout" svg:x1="24.352cm" svg:y1="7.153cm" svg:x2="24.352cm" svg:y2="8.105cm">
          <text:p/>
        </draw:line>
        <draw:line draw:style-name="gr5" draw:text-style-name="P1" draw:layer="layout" svg:x1="10.529cm" svg:y1="10.821cm" svg:x2="10.529cm" svg:y2="11.773cm">
          <text:p/>
        </draw:line>
        <draw:line draw:style-name="gr5" draw:text-style-name="P1" draw:layer="layout" svg:x1="17.442cm" svg:y1="10.821cm" svg:x2="17.442cm" svg:y2="11.773cm">
          <text:p/>
        </draw:line>
        <draw:line draw:style-name="gr5" draw:text-style-name="P1" draw:layer="layout" svg:x1="3.617cm" svg:y1="10.821cm" svg:x2="3.617cm" svg:y2="11.773cm">
          <text:p/>
        </draw:line>
        <draw:line draw:style-name="gr5" draw:text-style-name="P1" draw:layer="layout" svg:x1="24.352cm" svg:y1="10.821cm" svg:x2="24.352cm" svg:y2="11.773cm">
          <text:p/>
        </draw:line>
        <draw:rect draw:style-name="gr2" draw:text-style-name="P2" draw:layer="layout" svg:width="5.719cm" svg:height="2.632cm" svg:x="7.67cm" svg:y="8.188cm">
          <text:p text:style-name="P1"><text:span text:style-name="T1">Product</text:span></text:p>
          <text:p text:style-name="P1"><text:span text:style-name="T1">Catalog</text:span></text:p>
        </draw:rect>
        <draw:rect draw:style-name="gr2" draw:text-style-name="P2" draw:layer="layout" svg:width="5.719cm" svg:height="2.632cm" svg:x="14.583cm" svg:y="8.189cm">
          <text:p text:style-name="P1"><text:span text:style-name="T1">Cart</text:span></text:p>
          <text:p text:style-name="P1"><text:span text:style-name="T1">Server</text:span></text:p>
        </draw:rect>
        <draw:rect draw:style-name="gr2" draw:text-style-name="P2" draw:layer="layout" svg:width="5.719cm" svg:height="2.633cm" svg:x="21.493cm" svg:y="8.189cm">
          <text:p text:style-name="P1"><text:span text:style-name="T1">Order</text:span></text:p>
          <text:p text:style-name="P1"><text:span text:style-name="T1">Server</text:span></text:p>
        </draw:rect>
        <draw:rect draw:style-name="gr2" draw:text-style-name="P2" draw:layer="layout" svg:width="5.719cm" svg:height="2.633cm" svg:x="0.758cm" svg:y="8.105cm">
          <text:p text:style-name="P1"><text:span text:style-name="T1">Account</text:span></text:p>
          <text:p text:style-name="P1"><text:span text:style-name="T1">Service</text:span></text:p>
        </draw:rect>
        <draw:frame draw:style-name="gr11" draw:text-style-name="P1" draw:layer="layout" svg:width="1.875cm" svg:height="1.801cm" svg:x="3.397cm" svg:y="1.143cm">
          <draw:image xlink:href="Pictures/10000201000000B3000000AC8D051D9A.png" xlink:type="simple" xlink:show="embed" xlink:actuate="onLoad">
            <text:p/>
          </draw:image>
        </draw:frame>
        <draw:frame draw:style-name="gr11" draw:text-style-name="P1" draw:layer="layout" svg:width="2cm" svg:height="1.811cm" svg:x="8.22cm" svg:y="1.143cm">
          <draw:image xlink:href="Pictures/10000201000000BF000000AD36B91699.png" xlink:type="simple" xlink:show="embed" xlink:actuate="onLoad">
            <text:p/>
          </draw:image>
        </draw:frame>
        <draw:frame draw:style-name="gr11" draw:text-style-name="P1" draw:layer="layout" svg:width="1.843cm" svg:height="1.759cm" svg:x="12.947cm" svg:y="1.143cm">
          <draw:image xlink:href="Pictures/10000201000000B0000000A8BFA05964.png" xlink:type="simple" xlink:show="embed" xlink:actuate="onLoad">
            <text:p/>
          </draw:image>
        </draw:frame>
        <draw:frame draw:style-name="gr11" draw:text-style-name="P1" draw:layer="layout" svg:width="2cm" svg:height="2.012cm" svg:x="17.549cm" svg:y="1.143cm">
          <draw:image xlink:href="Pictures/10000201000000B9000000BA2733808C.png" xlink:type="simple" xlink:show="embed" xlink:actuate="onLoad">
            <text:p/>
          </draw:image>
        </draw:frame>
        <draw:frame draw:style-name="gr11" draw:text-style-name="P1" draw:layer="layout" svg:width="1.816cm" svg:height="1.904cm" svg:x="22.025cm" svg:y="1.143cm">
          <draw:image xlink:href="Pictures/10000201000000A8000000B045ACF7AC.png" xlink:type="simple" xlink:show="embed" xlink:actuate="onLoad">
            <text:p/>
          </draw:image>
        </draw:frame>
        <draw:line draw:style-name="gr9" draw:text-style-name="P1" draw:layer="layout" svg:x1="4.737cm" svg:y1="2.712cm" svg:x2="13.57cm" svg:y2="4.656cm">
          <text:p/>
        </draw:line>
        <draw:line draw:style-name="gr9" draw:text-style-name="P1" draw:layer="layout" svg:x1="9.521cm" svg:y1="2.954cm" svg:x2="13.411cm" svg:y2="4.656cm">
          <text:p/>
        </draw:line>
        <draw:line draw:style-name="gr9" draw:text-style-name="P1" draw:layer="layout" svg:x1="13.67cm" svg:y1="2.902cm" svg:x2="13.512cm" svg:y2="4.656cm">
          <text:p/>
        </draw:line>
        <draw:line draw:style-name="gr9" draw:text-style-name="P1" draw:layer="layout" svg:x1="17.808cm" svg:y1="3.155cm" svg:x2="13.412cm" svg:y2="4.656cm">
          <text:p/>
        </draw:line>
        <draw:line draw:style-name="gr9" draw:text-style-name="P1" draw:layer="layout" svg:x1="22.331cm" svg:y1="3.047cm" svg:x2="13.412cm" svg:y2="4.657cm">
          <text:p/>
        </draw:line>
        <draw:custom-shape draw:style-name="gr19" draw:text-style-name="P1" draw:layer="layout" svg:width="6.884cm" svg:height="13.288cm" svg:x="0.348cm" svg:y="3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3.393cm" svg:height="0.962cm" svg:x="1.965cm" svg:y="16.151cm">
          <draw:text-box>
            <text:p><text:span text:style-name="T6">This Blog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frame draw:style-name="gr21" draw:text-style-name="P1" draw:layer="layout" svg:width="27cm" svg:height="8.04cm" svg:x="0.652cm" svg:y="1.834cm">
            <draw:image xlink:href="Pictures/1000000000000652000001E21B4AA6ED.png" xlink:type="simple" xlink:show="embed" xlink:actuate="onLoad">
              <text:p/>
            </draw:image>
          </draw:frame>
          <draw:ellipse draw:style-name="gr22" draw:text-style-name="P1" draw:layer="layout" svg:width="0.881cm" svg:height="0.839cm" svg:x="25.342cm" svg:y="2.897cm">
            <text:p/>
          </draw:ellipse>
          <draw:frame draw:style-name="gr23" draw:text-style-name="P9" draw:layer="layout" svg:width="7.737cm" svg:height="0.962cm" svg:x="18.362cm" svg:y="1.921cm">
            <draw:text-box>
              <text:p text:style-name="P9"><text:span text:style-name="T7">Display Selected Console</text:span></text:p>
            </draw:text-box>
          </draw:frame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11-11T00:28:05</dc:date>
    <meta:editing-duration>PT18H24M32S</meta:editing-duration>
    <meta:editing-cycles>14</meta:editing-cycles>
    <meta:generator>OpenOffice/4.1.1$Unix OpenOffice.org_project/411m6$Build-9775</meta:generator>
    <meta:document-statistic meta:object-count="99"/>
  </office:meta>
</office:document-meta>
</file>